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99f" officeooo:paragraph-rsid="0006e9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hat_client.py</text:p>
      <text:p text:style-name="P1"/>
      <text:p text:style-name="P1">import sys, socket, select</text:p>
      <text:p text:style-name="P1"><text:s/></text:p>
      <text:p text:style-name="P1">def chat_client():</text:p>
      <text:p text:style-name="P1"><text:s text:c="4"/>if(len(sys.argv) &lt; 3) :</text:p>
      <text:p text:style-name="P1"><text:s text:c="8"/>print 'Usage : python chat_client.py hostname port'</text:p>
      <text:p text:style-name="P1"><text:s text:c="8"/>sys.exit()</text:p>
      <text:p text:style-name="P1"/>
      <text:p text:style-name="P1"><text:s text:c="4"/>host = sys.argv[1]</text:p>
      <text:p text:style-name="P1"><text:s text:c="4"/>port = int(sys.argv[2])</text:p>
      <text:p text:style-name="P1"><text:s text:c="5"/></text:p>
      <text:p text:style-name="P1"><text:s text:c="4"/>s = socket.socket(socket.AF_INET, socket.SOCK_STREAM)</text:p>
      <text:p text:style-name="P1"><text:s text:c="4"/>s.settimeout(2)</text:p>
      <text:p text:style-name="P1"><text:s text:c="5"/></text:p>
      <text:p text:style-name="P1"><text:s text:c="4"/># connect to remote host</text:p>
      <text:p text:style-name="P1"><text:s text:c="4"/>try :</text:p>
      <text:p text:style-name="P1"><text:s text:c="8"/>s.connect((host, port))</text:p>
      <text:p text:style-name="P1"><text:s text:c="4"/>except :</text:p>
      <text:p text:style-name="P1"><text:s text:c="8"/>print 'Unable to connect'</text:p>
      <text:p text:style-name="P1"><text:s text:c="8"/>sys.exit()</text:p>
      <text:p text:style-name="P1"><text:s text:c="5"/></text:p>
      <text:p text:style-name="P1"><text:s text:c="4"/>print 'Connected to remote host. You can start sending messages'</text:p>
      <text:p text:style-name="P1"><text:s text:c="4"/>sys.stdout.write('[Me] '); sys.stdout.flush()</text:p>
      <text:p text:style-name="P1"><text:s text:c="5"/></text:p>
      <text:p text:style-name="P1"><text:s text:c="4"/>while 1:</text:p>
      <text:p text:style-name="P1"><text:s text:c="8"/>socket_list = [sys.stdin, s]</text:p>
      <text:p text:style-name="P1"><text:s text:c="9"/></text:p>
      <text:p text:style-name="P1"><text:s text:c="8"/># Get the list sockets which are readable</text:p>
      <text:p text:style-name="P1"><text:s text:c="8"/>read_sockets, write_sockets, error_sockets = select.select(socket_list , [], [])</text:p>
      <text:p text:style-name="P1"><text:s text:c="9"/></text:p>
      <text:p text:style-name="P1"><text:s text:c="8"/>for sock in read_sockets: <text:s text:c="11"/></text:p>
      <text:p text:style-name="P1"><text:s text:c="12"/>if sock == s:</text:p>
      <text:p text:style-name="P1"><text:s text:c="16"/># incoming message from remote server, s</text:p>
      <text:p text:style-name="P1"><text:s text:c="16"/>data = sock.recv(4096)</text:p>
      <text:p text:style-name="P1"><text:s text:c="16"/>if not data :</text:p>
      <text:p text:style-name="P1"><text:s text:c="20"/>print '\nDisconnected from chat server'</text:p>
      <text:p text:style-name="P1"><text:s text:c="20"/>sys.exit()</text:p>
      <text:p text:style-name="P1"><text:s text:c="16"/>else :</text:p>
      <text:p text:style-name="P1"><text:s text:c="20"/>#print data</text:p>
      <text:p text:style-name="P1"><text:s text:c="20"/>sys.stdout.write(data)</text:p>
      <text:p text:style-name="P1"><text:s text:c="20"/>sys.stdout.write('[Me] '); sys.stdout.flush() <text:s text:c="4"/></text:p>
      <text:p text:style-name="P1"><text:s text:c="12"/></text:p>
      <text:p text:style-name="P1"><text:s text:c="12"/>else :</text:p>
      <text:p text:style-name="P1"><text:s text:c="16"/># user entered a message</text:p>
      <text:p text:style-name="P1"><text:s text:c="16"/>msg = sys.stdin.readline()</text:p>
      <text:p text:style-name="P1"><text:s text:c="16"/>s.send(msg)</text:p>
      <text:p text:style-name="P1"><text:s text:c="16"/>sys.stdout.write('[Me] '); sys.stdout.flush() </text:p>
      <text:p text:style-name="P1"/>
      <text:p text:style-name="P1">if __name__ == "__main__":</text:p>
      <text:p text:style-name="P1"/>
      <text:p text:style-name="P1"><text:s text:c="4"/>sys.exit(chat_client())</text:p>
      <text:p text:style-name="P1"><text:soft-page-break/># chat_server.py</text:p>
      <text:p text:style-name="P1"><text:s/></text:p>
      <text:p text:style-name="P1">import sys, socket, select</text:p>
      <text:p text:style-name="P1"/>
      <text:p text:style-name="P1">HOST = '' </text:p>
      <text:p text:style-name="P1">SOCKET_LIST = []</text:p>
      <text:p text:style-name="P1">RECV_BUFFER = 4096 </text:p>
      <text:p text:style-name="P1">PORT = 9009</text:p>
      <text:p text:style-name="P1"/>
      <text:p text:style-name="P1">def chat_server():</text:p>
      <text:p text:style-name="P1"/>
      <text:p text:style-name="P1"><text:s text:c="4"/>server_socket = socket.socket(socket.AF_INET, socket.SOCK_STREAM)</text:p>
      <text:p text:style-name="P1"><text:s text:c="4"/>server_socket.setsockopt(socket.SOL_SOCKET, socket.SO_REUSEADDR, 1)</text:p>
      <text:p text:style-name="P1"><text:s text:c="4"/>server_socket.bind((HOST, PORT))</text:p>
      <text:p text:style-name="P1"><text:s text:c="4"/>server_socket.listen(10)</text:p>
      <text:p text:style-name="P1"><text:s/></text:p>
      <text:p text:style-name="P1"><text:s text:c="4"/># add server socket object to the list of readable connections</text:p>
      <text:p text:style-name="P1"><text:s text:c="4"/>SOCKET_LIST.append(server_socket)</text:p>
      <text:p text:style-name="P1"><text:s/></text:p>
      <text:p text:style-name="P1"><text:s text:c="4"/>print "Chat server started on port " + str(PORT)</text:p>
      <text:p text:style-name="P1"><text:s/></text:p>
      <text:p text:style-name="P1"><text:s text:c="4"/>while 1:</text:p>
      <text:p text:style-name="P1"/>
      <text:p text:style-name="P1"><text:s text:c="8"/># get the list sockets which are ready to be read through select</text:p>
      <text:p text:style-name="P1"><text:s text:c="8"/># 4th arg, time_out <text:s/>= 0 : poll and never block</text:p>
      <text:p text:style-name="P1"><text:s text:c="8"/>ready_to_read,ready_to_write,in_error = select.select(SOCKET_LIST,[],[],0)</text:p>
      <text:p text:style-name="P1"><text:s text:c="6"/></text:p>
      <text:p text:style-name="P1"><text:s text:c="8"/>for sock in ready_to_read:</text:p>
      <text:p text:style-name="P1"><text:s text:c="12"/># a new connection request recieved</text:p>
      <text:p text:style-name="P1"><text:s text:c="12"/>if sock == server_socket: </text:p>
      <text:p text:style-name="P1"><text:s text:c="16"/>sockfd, addr = server_socket.accept()</text:p>
      <text:p text:style-name="P1"><text:s text:c="16"/>SOCKET_LIST.append(sockfd)</text:p>
      <text:p text:style-name="P1"><text:s text:c="16"/>print "Client (%s, %s) connected" % addr</text:p>
      <text:p text:style-name="P1"><text:s text:c="17"/></text:p>
      <text:p text:style-name="P1"><text:s text:c="16"/>broadcast(server_socket, sockfd, "[%s:%s] entered our chatting room\n" % addr)</text:p>
      <text:p text:style-name="P1"><text:s text:c="13"/></text:p>
      <text:p text:style-name="P1"><text:s text:c="12"/># a message from a client, not a new connection</text:p>
      <text:p text:style-name="P1"><text:s text:c="12"/>else:</text:p>
      <text:p text:style-name="P1"><text:s text:c="16"/># process data recieved from client, </text:p>
      <text:p text:style-name="P1"><text:s text:c="16"/>try:</text:p>
      <text:p text:style-name="P1"><text:s text:c="20"/># receiving data from the socket.</text:p>
      <text:p text:style-name="P1"><text:s text:c="20"/>data = sock.recv(RECV_BUFFER)</text:p>
      <text:p text:style-name="P1"><text:s text:c="20"/>if data:</text:p>
      <text:p text:style-name="P1"><text:s text:c="24"/># there is something in the socket</text:p>
      <text:p text:style-name="P1"><text:s text:c="24"/>broadcast(server_socket, sock, "\r" + '[' + str(sock.getpeername()) + '] ' + data) <text:s/></text:p>
      <text:p text:style-name="P1"><text:s text:c="20"/>else:</text:p>
      <text:p text:style-name="P1"><text:s text:c="24"/># remove the socket that's broken <text:s text:c="3"/></text:p>
      <text:p text:style-name="P1"><text:s text:c="24"/>if sock in SOCKET_LIST:</text:p>
      <text:p text:style-name="P1"><text:s text:c="28"/>SOCKET_LIST.remove(sock)</text:p>
      <text:p text:style-name="P1"><text:tab/><text:tab/><text:tab/></text:p>
      <text:p text:style-name="P1"><text:s text:c="24"/># at this stage, no data means probably the connection has been broken</text:p>
      <text:p text:style-name="P1"><text:s text:c="20"/></text:p>
      <text:p text:style-name="P1"><text:soft-page-break/><text:tab/><text:tab/><text:tab/>broadcast(server_socket, sock, "Client (%s, %s) is offline\n" % addr) </text:p>
      <text:p text:style-name="P1"><text:tab/><text:tab/>#<text:tab/>print "Client (%s, %s) Disconnected" % addr</text:p>
      <text:p text:style-name="P1"/>
      <text:p text:style-name="P1"><text:s text:c="16"/># exception </text:p>
      <text:p text:style-name="P1"><text:s text:c="16"/>except:</text:p>
      <text:p text:style-name="P1"><text:tab/><text:tab/> <text:s text:c="3"/>#print "Client (%s, %s) Disconnected" % addr</text:p>
      <text:p text:style-name="P1"><text:s text:c="20"/>broadcast(server_socket, sock, "Client (%s, %s) is offline\n" % addr)</text:p>
      <text:p text:style-name="P1"><text:s text:c="20"/>continue</text:p>
      <text:p text:style-name="P1"/>
      <text:p text:style-name="P1"><text:s text:c="4"/>server_socket.close()</text:p>
      <text:p text:style-name="P1"><text:s text:c="4"/></text:p>
      <text:p text:style-name="P1"># broadcast chat messages to all connected clients</text:p>
      <text:p text:style-name="P1">def broadcast (server_socket, sock, message):</text:p>
      <text:p text:style-name="P1"><text:s text:c="4"/>for socket in SOCKET_LIST:</text:p>
      <text:p text:style-name="P1"><text:s text:c="8"/># send the message only to peer</text:p>
      <text:p text:style-name="P1"><text:s text:c="8"/>if socket != server_socket and socket != sock :</text:p>
      <text:p text:style-name="P1"><text:s text:c="12"/>try :</text:p>
      <text:p text:style-name="P1"><text:s text:c="16"/>socket.send(message)</text:p>
      <text:p text:style-name="P1"><text:s text:c="12"/>except :</text:p>
      <text:p text:style-name="P1"><text:s text:c="16"/># broken socket connection</text:p>
      <text:p text:style-name="P1"><text:s text:c="16"/>socket.close()</text:p>
      <text:p text:style-name="P1"><text:s text:c="16"/># broken socket, remove it</text:p>
      <text:p text:style-name="P1"><text:s text:c="16"/>if socket in SOCKET_LIST:</text:p>
      <text:p text:style-name="P1"><text:s text:c="20"/>SOCKET_LIST.remove(socket)</text:p>
      <text:p text:style-name="P1"><text:s/></text:p>
      <text:p text:style-name="P1">if __name__ == "__main__":</text:p>
      <text:p text:style-name="P1"/>
      <text:p text:style-name="P1"><text:s text:c="4"/>sys.exit(chat_server())</text:p>
      <text:p text:style-name="P1"/>
      <text:p text:style-name="P1">OUTPUT :-</text:p>
      <text:p text:style-name="P1"/>
      <text:p text:style-name="P1">#########################################################################</text:p>
      <text:p text:style-name="P1">Server :-</text:p>
      <text:p text:style-name="P1"/>
      <text:p text:style-name="P1">kalpesh@localhost:~/Desktop/CNL$ python chat_server.py </text:p>
      <text:p text:style-name="P1">Chat server started on port 9009</text:p>
      <text:p text:style-name="P1">Client (127.0.0.1, 40420) connected</text:p>
      <text:p text:style-name="P1">Client (127.0.0.1, 40422) connected</text:p>
      <text:p text:style-name="P1"/>
      <text:p text:style-name="P1">#########################################################################</text:p>
      <text:p text:style-name="P1">Client 1 :-</text:p>
      <text:p text:style-name="P1"/>
      <text:p text:style-name="P1">kalpesh@localhost:~/Desktop/CNL$ python chat_client.py 127.0.0.1 9009</text:p>
      <text:p text:style-name="P1">Connected to remote host. You can start sending messages</text:p>
      <text:p text:style-name="P1">[Me] [127.0.0.1:40422] entered our chatting room</text:p>
      <text:p text:style-name="P1">[('127.0.0.1', 40422)] hello !</text:p>
      <text:p text:style-name="P1">[Me] chat application is working</text:p>
      <text:p text:style-name="P1">[('127.0.0.1', 40422)] Yes. it is working</text:p>
      <text:p text:style-name="P1">[Me]</text:p>
      <text:p text:style-name="P1"/>
      <text:p text:style-name="P1">#########################################################################</text:p>
      <text:p text:style-name="P1">Client 2 :-</text:p>
      <text:p text:style-name="P1"><text:soft-page-break/></text:p>
      <text:p text:style-name="P1">kalpesh@localhost:~/Desktop/CNL$ python chat_client.py 127.0.0.1 9009</text:p>
      <text:p text:style-name="P1">Connected to remote host. You can start sending messages</text:p>
      <text:p text:style-name="P1">[Me] hello !</text:p>
      <text:p text:style-name="P1">[('127.0.0.1', 40420)] chat application is working</text:p>
      <text:p text:style-name="P1">[Me] Yes. it is working</text:p>
      <text:p text:style-name="P1">[Me]</text:p>
      <text:p text:style-name="P1"/>
      <text:p text:style-name="P1">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1:07:03.217688996</meta:creation-date>
    <dc:date>2017-10-03T01:09:58.891587949</dc:date>
    <meta:editing-duration>PT2M57S</meta:editing-duration>
    <meta:editing-cycles>1</meta:editing-cycles>
    <meta:document-statistic meta:table-count="0" meta:image-count="0" meta:object-count="0" meta:page-count="4" meta:paragraph-count="146" meta:word-count="517" meta:character-count="5206" meta:non-whitespace-character-count="3622"/>
    <meta:generator>LibreOffice/5.1.6.2$Linux_X86_64 LibreOffice_project/10m0$Build-2</meta:generator>
  </office:meta>
</office:document-meta>
</file>